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P3" style:family="paragraph" style:parent-style-name="Standard">
      <style:text-properties officeooo:rsid="0010fbee" officeooo:paragraph-rsid="0014fe2c"/>
    </style:style>
    <style:style style:name="T1" style:family="text">
      <style:text-properties officeooo:rsid="000970bf"/>
    </style:style>
    <style:style style:name="T2" style:family="text">
      <style:text-properties officeooo:rsid="000d1b2e"/>
    </style:style>
    <style:style style:name="T3" style:family="text">
      <style:text-properties officeooo:rsid="00118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3">669 GERAR DOC. TRANSPORTE VENDA ZVAR.</text:span></text:p>
      <text:p text:style-name="P1"/>
      <text:p text:style-name="P3">NÃO REALIZAMOS A VT01N DEVIDO NÃO TER ITINERÁRIO.</text:p>
      <text:p text:style-name="P3">REALIZAMOS PELA VF0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5T11:09:02.598000000</dc:date>
    <meta:editing-duration>PT4H18M22S</meta:editing-duration>
    <meta:editing-cycles>14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3" meta:word-count="19" meta:character-count="119" meta:non-whitespace-character-count="102"/>
  </office:meta>
</office:document-meta>
</file>